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5.212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1.138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33.166cm"/>
    </style:style>
    <style:style style:name="co10" style:family="table-column">
      <style:table-column-properties fo:break-before="auto" style:column-width="29.681cm"/>
    </style:style>
    <style:style style:name="co11" style:family="table-column">
      <style:table-column-properties fo:break-before="auto" style:column-width="27.697cm"/>
    </style:style>
    <style:style style:name="co12" style:family="table-column">
      <style:table-column-properties fo:break-before="auto" style:column-width="9.07cm"/>
    </style:style>
    <style:style style:name="co13" style:family="table-column">
      <style:table-column-properties fo:break-before="auto" style:column-width="5.71cm"/>
    </style:style>
    <style:style style:name="co14" style:family="table-column">
      <style:table-column-properties fo:break-before="auto" style:column-width="17.089cm"/>
    </style:style>
    <style:style style:name="co15" style:family="table-column">
      <style:table-column-properties fo:break-before="auto" style:column-width="2.955cm"/>
    </style:style>
    <style:style style:name="co16" style:family="table-column">
      <style:table-column-properties fo:break-before="auto" style:column-width="14.333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3.533cm"/>
    </style:style>
    <style:style style:name="co19" style:family="table-column">
      <style:table-column-properties fo:break-before="auto" style:column-width="4.553cm"/>
    </style:style>
    <style:style style:name="co20" style:family="table-column">
      <style:table-column-properties fo:break-before="auto" style:column-width="2.348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2.0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Groups" table:style-name="ta1" table:print="false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us_login</text:p>
          </table:table-cell>
          <table:table-cell table:style-name="ce1" office:value-type="string">
            <text:p>us_whatid</text:p>
          </table:table-cell>
          <table:table-cell table:style-name="ce1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ADMIN</text:p>
          </table:table-cell>
          <table:table-cell/>
          <table:table-cell office:value-type="string">
            <text:p>gadmin</text:p>
          </table:table-cell>
          <table:table-cell office:value-type="float" office:value="4">
            <text:p>4</text:p>
          </table:table-cell>
          <table:table-cell table:number-columns-repeated="10"/>
        </table:table-row>
      </table:table>
      <table:table table:name="Profi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profil de document(P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3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Administration</text:p>
          </table:table-cell>
          <table:table-cell office:value-type="string">
            <text:p>lecture seule sauf pour groupe admin</text:p>
          </table:table-cell>
          <table:table-cell table:number-columns-repeated="16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dit=4</text:p>
          </table:table-cell>
          <table:table-cell table:style-name="ce3" table:number-columns-repeated="10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send=2</text:p>
          </table:table-cell>
          <table:table-cell table:style-name="ce3" office:value-type="string">
            <text:p>view=4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delete=4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profil de dossier(PDIR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3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Administration dossier</text:p>
          </table:table-cell>
          <table:table-cell table:number-columns-repeated="17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open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open=4</text:p>
          </table:table-cell>
          <table:table-cell table:style-name="ce3" office:value-type="string">
            <text:p>modify=4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profil de recherche(PSEARCH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3">
          <table:table-cell office:value-type="string">
            <text:p>DOC</text:p>
          </table:table-cell>
          <table:table-cell office:value-type="string">
            <text:p>PSEARCH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Administration recherche</text:p>
          </table:table-cell>
          <table:table-cell table:number-columns-repeated="17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float" office:value="512">
            <text:p>512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execute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execute=4</text:p>
          </table:table-cell>
          <table:table-cell table:style-name="ce3" table:number-columns-repeated="8"/>
          <table:table-cell table:number-columns-repeated="6"/>
        </table:table-row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masque de saisie(MASK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 familles</text:p>
          </table:table-cell>
          <table:table-cell table:style-name="ce2" office:value-type="string">
            <text:p>familles</text:p>
          </table:table-cell>
          <table:table-cell table:style-name="ce2" office:value-type="string">
            <text:p>attrid</text:p>
          </table:table-cell>
          <table:table-cell table:style-name="ce2" office:value-type="string">
            <text:p>visibilité</text:p>
          </table:table-cell>
          <table:table-cell table:style-name="ce2" office:value-type="string">
            <text:p>obligatoire</text:p>
          </table:table-cell>
          <table:table-cell table:style-name="ce2" table:number-columns-repeated="6"/>
          <table:table-cell table:number-columns-repeated="6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6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Restriction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H\nW\n-\nW\nH\nH\n-\nH\n-\n-\n-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2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mon compte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office:value-type="string">
            <text:p>R\nW\nR\nW\n-\nW\nW\nR\nR\n-\n-\n-\n-\n-\n-\n-\n-\nS\n-\nW\nW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2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membre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-\n-\n-\nR\n-\n-\n-\n-\n-\n-\n-\n-\n-\n-\n-\nR\n-\n-\nR\n-\n-\nR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3">
          <table:table-cell table:number-columns-repeated="22"/>
        </table:table-row>
        <table:table-row table:style-name="ro2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Administration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W\n-\n-\n-\n-\n-\n-\n-\n-\n-\nW\n-\n-\n-\nW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profil de famille(PFAM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3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Défaut</text:p>
          </table:table-cell>
          <table:table-cell office:value-type="string">
            <text:p>protection des familles en lecture seule avec possibilité de création</text:p>
          </table:table-cell>
          <table:table-cell table:number-columns-repeated="16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float" office:value="511">
            <text:p>51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create=2</text:p>
          </table:table-cell>
          <table:table-cell table:style-name="ce3" office:value-type="string">
            <text:p>icreate=2</text:p>
          </table:table-cell>
          <table:table-cell table:style-name="ce3" office:value-type="string">
            <text:p>edit=4</text:p>
          </table:table-cell>
          <table:table-cell table:style-name="ce3" table:number-columns-repeated="8"/>
          <table:table-cell table:number-columns-repeated="6"/>
        </table:table-row>
        <table:table-row table:style-name="ro3">
          <table:table-cell table:number-columns-repeated="22"/>
        </table:table-row>
        <table:table-row table:style-name="ro3">
          <table:table-cell table:style-name="ce3" table:number-columns-repeated="16"/>
          <table:table-cell table:number-columns-repeated="6"/>
        </table:table-row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contrôle de vues(CV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vues</text:p>
          </table:table-cell>
          <table:table-cell table:style-name="ce2" office:value-type="string">
            <text:p>id vues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zone</text:p>
          </table:table-cell>
          <table:table-cell table:style-name="ce2" office:value-type="string">
            <text:p>id masque</text:p>
          </table:table-cell>
          <table:table-cell table:style-name="ce2" office:value-type="string">
            <text:p>masque</text:p>
          </table:table-cell>
          <table:table-cell table:style-name="ce2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t_views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  <table:table-cell/>
        </table:table-row>
        <table:table-row table:style-name="ro3">
          <table:table-cell table:number-columns-repeated="22"/>
        </table:table-row>
        <table:table-row table:style-name="ro3">
          <table:table-cell table:style-name="ce3" table:number-columns-repeated="16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Administration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/>
          <table:table-cell office:value-type="string">
            <text:p>ADMIN\nMEMBERS\nCG\nRESTRICT</text:p>
          </table:table-cell>
          <table:table-cell office:value-type="string">
            <text:p>Administration\nDétail membres\nGroupes\nRestriction</text:p>
          </table:table-cell>
          <table:table-cell office:value-type="string">
            <text:p>VEDIT\nVCONS\nVEDIT\nVEDIT</text:p>
          </table:table-cell>
          <table:table-cell office:value-type="string">
            <text:p>FDL:EDITBODYCARD\nFDL:VIEWBODYCARD\nUSERCARD:CHOOSEGROUP\nFDL:EDITBODYCARD</text:p>
          </table:table-cell>
          <table:table-cell office:value-type="string">
            <text:p>502\n503\n\n513</text:p>
          </table:table-cell>
          <table:table-cell office:value-type="string">
            <text:p>Administration groupe intranet\nmembres groupe intranet\n\nRestrictions groupe intranet</text:p>
          </table:table-cell>
          <table:table-cell/>
          <table:table-cell office:value-type="string">
            <text:p>yes\nyes\nyes\nyes</text:p>
          </table:table-cell>
          <table:table-cell office:value-type="string">
            <text:p>ADMIN</text:p>
          </table:table-cell>
          <table:table-cell/>
          <table:table-cell office:value-type="string">
            <text:p>administration</text:p>
          </table:table-cell>
          <table:table-cell table:number-columns-repeated="2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float" office:value="501">
            <text:p>501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office:value-type="string">
            <text:p>MEMBERS=2</text:p>
          </table:table-cell>
          <table:table-cell table:style-name="ce3" office:value-type="string">
            <text:p>edit=4</text:p>
          </table:table-cell>
          <table:table-cell table:style-name="ce3" office:value-type="string">
            <text:p>ADMIN=4</text:p>
          </table:table-cell>
          <table:table-cell table:style-name="ce3" office:value-type="string">
            <text:p>CG=4</text:p>
          </table:table-cell>
          <table:table-cell table:style-name="ce3" office:value-type="string">
            <text:p>RESTRICT=4</text:p>
          </table:table-cell>
          <table:table-cell table:style-name="ce3" table:number-columns-repeated="6"/>
          <table:table-cell table:number-columns-repeated="6"/>
        </table:table-row>
        <table:table-row table:style-name="ro3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18"/>
        </table:table-row>
        <table:table-row table:style-name="ro3">
          <table:table-cell table:number-columns-repeated="22"/>
        </table:table-row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profil de famille(PFAM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3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0">
            <text:p>510</text:p>
          </table:table-cell>
          <table:table-cell office:value-type="string">
            <text:p>-</text:p>
          </table:table-cell>
          <table:table-cell office:value-type="string">
            <text:p>Création administrateur</text:p>
          </table:table-cell>
          <table:table-cell office:value-type="string">
            <text:p>Seul les administrateurs peuvent créer ce type de famille</text:p>
          </table:table-cell>
          <table:table-cell table:number-columns-repeated="16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2"/>
          <table:table-cell table:style-name="ce3" office:value-type="string">
            <text:p>create=GADMIN</text:p>
          </table:table-cell>
          <table:table-cell table:style-name="ce3" office:value-type="string">
            <text:p>icreate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9"/>
          <table:table-cell table:number-columns-repeated="6"/>
        </table:table-row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profil de document(P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table:number-columns-repeated="8"/>
          <table:table-cell table:number-columns-repeated="6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8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send=GDEFAULT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view=us_meid</text:p>
          </table:table-cell>
          <table:table-cell table:style-name="ce3" office:value-type="string">
            <text:p>edit=us_meid</text:p>
          </table:table-cell>
          <table:table-cell table:style-name="ce3" table:number-columns-repeated="5"/>
          <table:table-cell table:number-columns-repeated="6"/>
        </table:table-row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masque de saisie(MASK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 familles</text:p>
          </table:table-cell>
          <table:table-cell table:style-name="ce2" office:value-type="string">
            <text:p>familles</text:p>
          </table:table-cell>
          <table:table-cell table:style-name="ce2" office:value-type="string">
            <text:p>attrid</text:p>
          </table:table-cell>
          <table:table-cell table:style-name="ce2" office:value-type="string">
            <text:p>visibilité</text:p>
          </table:table-cell>
          <table:table-cell table:style-name="ce2" office:value-type="string">
            <text:p>obligatoire</text:p>
          </table:table-cell>
          <table:table-cell table:style-name="ce2" table:number-columns-repeated="6"/>
          <table:table-cell table:number-columns-repeated="6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6"/>
          <table:table-cell table:number-columns-repeated="6"/>
        </table:table-row>
        <table:table-row table:style-name="ro2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6">
            <text:p>506</text:p>
          </table:table-cell>
          <table:table-cell office:value-type="string">
            <text:p>-</text:p>
          </table:table-cell>
          <table:table-cell office:value-type="string">
            <text:p>Administration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office:value-type="string">
            <text:p>us_fr_intranet\nus_login\nus_accexpiredate</text:p>
          </table:table-cell>
          <table:table-cell office:value-type="string">
            <text:p>W\nW\nW</text:p>
          </table:table-cell>
          <table:table-cell office:value-type="string">
            <text:p>-\n-\n-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//FAM</text:p>
          </table:table-cell>
          <table:table-cell table:style-name="ce2" office:value-type="string">
            <text:p>contrôle de vues(CVDOC)</text:p>
          </table:table-cell>
          <table:table-cell table:style-name="ce2" office:value-type="string">
            <text:p>&lt;specid&gt;</text:p>
          </table:table-cell>
          <table:table-cell table:style-name="ce2" office:value-type="string">
            <text:p>&lt;fldid&gt;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family id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vues</text:p>
          </table:table-cell>
          <table:table-cell table:style-name="ce2" office:value-type="string">
            <text:p>id vues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zone</text:p>
          </table:table-cell>
          <table:table-cell table:style-name="ce2" office:value-type="string">
            <text:p>id masque</text:p>
          </table:table-cell>
          <table:table-cell table:style-name="ce2" office:value-type="string">
            <text:p>masque</text:p>
          </table:table-cell>
          <table:table-cell table:style-name="ce2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t_views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menu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8">
            <text:p>508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/>
          <table:table-cell office:value-type="string">
            <text:p>IUSER</text:p>
          </table:table-cell>
          <table:table-cell office:value-type="string">
            <text:p>utilisateur</text:p>
          </table:table-cell>
          <table:table-cell/>
          <table:table-cell office:value-type="string">
            <text:p>EUSER\nEGROUP</text:p>
          </table:table-cell>
          <table:table-cell office:value-type="string">
            <text:p>Admin edit\nGroupes</text:p>
          </table:table-cell>
          <table:table-cell office:value-type="string">
            <text:p>VEDIT\nVEDIT</text:p>
          </table:table-cell>
          <table:table-cell office:value-type="string">
            <text:p>FDL:EDITBODYCARD\nUSERCARD:CHOOSEGROUP</text:p>
          </table:table-cell>
          <table:table-cell office:value-type="string">
            <text:p>506\n</text:p>
          </table:table-cell>
          <table:table-cell office:value-type="string">
            <text:p>Administration utilisateur\n</text:p>
          </table:table-cell>
          <table:table-cell office:value-type="string">
            <text:p>2\n</text:p>
          </table:table-cell>
          <table:table-cell office:value-type="string">
            <text:p>no\nyes</text:p>
          </table:table-cell>
          <table:table-cell office:value-type="string">
            <text:p>\n</text:p>
          </table:table-cell>
          <table:table-cell office:value-type="string">
            <text:p>EUSER</text:p>
          </table:table-cell>
          <table:table-cell office:value-type="string">
            <text:p>IUSER</text:p>
          </table:table-cell>
          <table:table-cell office:value-type="string">
            <text:p>Admin edit</text:p>
          </table:table-cell>
          <table:table-cell office:value-type="string">
            <text:p>utilisateur</text:p>
          </table:table-cell>
        </table:table-row>
        <table:table-row table:style-name="ro2">
          <table:table-cell table:style-name="ce3" office:value-type="string">
            <text:p>PROFIL</text:p>
          </table:table-cell>
          <table:table-cell table:style-name="ce3" office:value-type="float" office:value="508">
            <text:p>508</text:p>
          </table:table-cell>
          <table:table-cell table:style-name="ce3" table:number-columns-repeated="2"/>
          <table:table-cell table:style-name="ce3" office:value-type="string">
            <text:p>EUSER=GADMIN</text:p>
          </table:table-cell>
          <table:table-cell table:style-name="ce3" office:value-type="string">
            <text:p>EGROUP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view=GDEFAULT</text:p>
          </table:table-cell>
          <table:table-cell table:style-name="ce3" table:number-columns-repeated="7"/>
          <table:table-cell table:number-columns-repeated="6"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1" table:number-columns-repeated="254" table:default-cell-style-name="ce4"/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GDEFAULT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53"/>
        </table:table-row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GADMIN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53"/>
        </table:table-row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USER_ADMIN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13"/>
          <table:table-cell table:number-columns-repeated="240"/>
        </table:table-row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USER_GUEST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13"/>
          <table:table-cell table:number-columns-repeated="240"/>
        </table:table-row>
        <table:table-row table:style-name="ro3" table:number-rows-repeated="18">
          <table:table-cell table:number-columns-repeated="256"/>
        </table:table-row>
        <table:table-row table:style-name="ro3">
          <table:table-cell table:number-columns-repeated="16"/>
          <table:table-cell table:style-name="Default" table:number-columns-repeated="240"/>
        </table:table-row>
        <table:table-row table:style-name="ro3">
          <table:table-cell table:number-columns-repeated="16"/>
          <table:table-cell table:style-name="Default" table:number-columns-repeated="2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/01/2012</text:date>, <text:time>14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6-08-15T15:47:43</meta:creation-date>
    <dc:creator>Jérôme Augé</dc:creator>
    <dc:date>2012-01-03T14:33:06</dc:date>
    <meta:editing-cycles>11</meta:editing-cycles>
    <meta:editing-duration>PT1H16M21S</meta:editing-duration>
    <meta:document-statistic meta:table-count="3" meta:cell-count="414" meta:object-count="0"/>
    <meta:user-defined meta:name="Info 1"/>
    <meta:user-defined meta:name="Info 2"/>
    <meta:user-defined meta:name="Info 3"/>
    <meta:user-defined meta:name="Info 4"/>
  </office:meta>
</office:document-meta>
</file>